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666666" draw:textarea-horizontal-align="justify" draw:textarea-vertical-align="middle" draw:auto-grow-height="false" fo:min-height="20.75cm" fo:min-width="27.5cm"/>
    </style:style>
    <style:style style:name="gr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59cm" svg:stroke-color="#fff200" draw:marker-start-width="0.438cm" draw:marker-end-width="0.438cm" draw:fill="none" draw:textarea-horizontal-align="justify" draw:textarea-vertical-align="middle" draw:auto-grow-height="false" fo:min-height="14.75cm" fo:min-width="20.9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svg:stroke-width="0.053cm" svg:stroke-color="#ffffff" draw:marker-start-width="0.279cm" draw:marker-end-width="0.279cm" draw:textarea-vertical-align="middle"/>
    </style:style>
    <style:style style:name="gr6" style:family="graphic" style:parent-style-name="objectwithoutfill">
      <style:graphic-properties svg:stroke-width="0.081cm" svg:stroke-color="#58ed0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ed1c24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fo:font-size="24pt" style:font-size-asian="24pt" style:font-size-complex="24pt"/>
    </style:style>
    <style:style style:name="P4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5" style:family="paragraph">
      <style:text-properties fo:color="#ed1c24"/>
    </style:style>
    <style:style style:name="P6" style:family="paragraph">
      <loext:graphic-properties draw:fill="none" draw:fill-color="#ffffff"/>
      <style:text-properties fo:color="#ed1c24"/>
    </style:style>
    <style:style style:name="P7" style:family="paragraph">
      <style:paragraph-properties fo:text-align="center"/>
    </style:style>
    <style:style style:name="P8" style:family="paragraph">
      <style:text-properties fo:color="#58ed01"/>
    </style:style>
    <style:style style:name="P9" style:family="paragraph">
      <loext:graphic-properties draw:fill="none" draw:fill-color="#ffffff"/>
      <style:text-properties fo:color="#58ed01"/>
    </style:style>
    <style:style style:name="P10" style:family="paragraph">
      <loext:graphic-properties draw:fill-color="#ffffff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ed1c24"/>
    </style:style>
    <style:style style:name="T3" style:family="text">
      <style:text-properties fo:color="#ffffff" fo:font-size="15pt" fo:text-shadow="none" fo:font-weight="bold" style:font-size-asian="15pt" style:font-weight-asian="bold" style:font-size-complex="15pt" style:font-weight-complex="bold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58ed0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cm" svg:y1="10.1cm" svg:x2="24.8cm" svg:y2="10.1cm">
          <text:p/>
        </draw:line>
        <draw:line draw:style-name="gr2" draw:text-style-name="P2" draw:layer="layout" svg:x1="14.1cm" svg:y1="17.6cm" svg:x2="14.1cm" svg:y2="2.6cm">
          <text:p/>
        </draw:line>
        <draw:custom-shape draw:style-name="gr3" draw:text-style-name="P2" draw:layer="layout" svg:width="21.4cm" svg:height="15cm" svg:x="3.4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78cm" svg:height="1.195cm" svg:x="16.8cm" svg:y="6.005cm">
          <draw:text-box>
            <text:p text:style-name="P3"><text:span text:style-name="T1">CAMERA 1</text:span></text:p>
          </draw:text-box>
        </draw:frame>
        <draw:frame draw:style-name="gr4" draw:text-style-name="P6" draw:layer="layout" svg:width="0.925cm" svg:height="0.962cm" svg:x="15.689cm" svg:y="8.838cm">
          <draw:text-box>
            <text:p text:style-name="P5"><text:span text:style-name="T2">X</text:span></text:p>
          </draw:text-box>
        </draw:frame>
        <draw:frame draw:style-name="gr4" draw:text-style-name="P6" draw:layer="layout" svg:width="0.925cm" svg:height="0.962cm" svg:x="14.1cm" svg:y="7.438cm">
          <draw:text-box>
            <text:p text:style-name="P5"><text:span text:style-name="T2">Y</text:span></text:p>
          </draw:text-box>
        </draw:frame>
        <draw:frame draw:style-name="gr4" draw:text-style-name="P4" draw:layer="layout" svg:width="4.778cm" svg:height="1.195cm" svg:x="6.6cm" svg:y="6.005cm">
          <draw:text-box>
            <text:p text:style-name="P3"><text:span text:style-name="T1">CAMERA 2</text:span></text:p>
          </draw:text-box>
        </draw:frame>
        <draw:frame draw:style-name="gr4" draw:text-style-name="P4" draw:layer="layout" svg:width="4.778cm" svg:height="1.195cm" svg:x="6.4cm" svg:y="13cm">
          <draw:text-box>
            <text:p text:style-name="P3"><text:span text:style-name="T1">CAMERA 3</text:span></text:p>
          </draw:text-box>
        </draw:frame>
        <draw:frame draw:style-name="gr4" draw:text-style-name="P4" draw:layer="layout" svg:width="4.778cm" svg:height="1.195cm" svg:x="17.022cm" svg:y="13.005cm">
          <draw:text-box>
            <text:p text:style-name="P3"><text:span text:style-name="T1">CAMERA 4</text:span></text:p>
          </draw:text-box>
        </draw:frame>
        <draw:measure draw:style-name="gr5" draw:text-style-name="P7" draw:layer="measurelines" svg:x1="25.8cm" svg:y1="2.6cm" svg:x2="25.8cm" svg:y2="17.8cm">
          <text:p text:style-name="P7"><text:span text:style-name="T3">3000mm</text:span></text:p>
          <text:p text:style-name="P7"/>
        </draw:measure>
        <draw:measure draw:style-name="gr5" draw:text-style-name="P7" draw:layer="measurelines" svg:x1="3.4cm" svg:y1="19.4cm" svg:x2="24.8cm" svg:y2="19.4cm">
          <text:p text:style-name="P7"><text:span text:style-name="T4">4000mm</text:span></text:p>
          <text:p text:style-name="P7"><text:span text:style-name="T4"/></text:p>
        </draw:measure>
        <draw:line draw:style-name="gr6" draw:text-style-name="P2" draw:layer="layout" svg:x1="3.4cm" svg:y1="2.6cm" svg:x2="3.4cm" svg:y2="3.8cm">
          <text:p/>
        </draw:line>
        <draw:line draw:style-name="gr6" draw:text-style-name="P2" draw:layer="layout" svg:x1="3.395cm" svg:y1="2.638cm" svg:x2="4.595cm" svg:y2="2.638cm">
          <text:p/>
        </draw:line>
        <draw:frame draw:style-name="gr4" draw:text-style-name="P9" draw:layer="layout" svg:width="1.311cm" svg:height="0.962cm" svg:x="3.895cm" svg:y="2.638cm">
          <draw:text-box>
            <text:p text:style-name="P8"><text:span text:style-name="T5">col</text:span></text:p>
          </draw:text-box>
        </draw:frame>
        <draw:frame draw:style-name="gr4" draw:text-style-name="P9" draw:layer="layout" svg:width="1.522cm" svg:height="0.962cm" svg:x="3.4cm" svg:y="3.438cm">
          <draw:text-box>
            <text:p text:style-name="P8">row</text:p>
          </draw:text-box>
        </draw:frame>
        <draw:line draw:style-name="gr6" draw:text-style-name="P2" draw:layer="layout" svg:x1="3.4cm" svg:y1="10.1cm" svg:x2="3.4cm" svg:y2="11.3cm">
          <text:p/>
        </draw:line>
        <draw:frame draw:style-name="gr4" draw:text-style-name="P9" draw:layer="layout" svg:width="1.522cm" svg:height="0.962cm" svg:x="3.4cm" svg:y="10.938cm">
          <draw:text-box>
            <text:p text:style-name="P8">row</text:p>
          </draw:text-box>
        </draw:frame>
        <draw:line draw:style-name="gr6" draw:text-style-name="P2" draw:layer="layout" svg:x1="14.1cm" svg:y1="10cm" svg:x2="14.1cm" svg:y2="11.2cm">
          <text:p/>
        </draw:line>
        <draw:frame draw:style-name="gr4" draw:text-style-name="P9" draw:layer="layout" svg:width="1.522cm" svg:height="0.962cm" svg:x="14.2cm" svg:y="3.6cm">
          <draw:text-box>
            <text:p text:style-name="P8">row</text:p>
          </draw:text-box>
        </draw:frame>
        <draw:line draw:style-name="gr6" draw:text-style-name="P2" draw:layer="layout" svg:x1="14.1cm" svg:y1="2.6cm" svg:x2="14.1cm" svg:y2="3.8cm">
          <text:p/>
        </draw:line>
        <draw:frame draw:style-name="gr4" draw:text-style-name="P9" draw:layer="layout" svg:width="1.522cm" svg:height="0.962cm" svg:x="14.1cm" svg:y="10.838cm">
          <draw:text-box>
            <text:p text:style-name="P8">row</text:p>
          </draw:text-box>
        </draw:frame>
        <draw:line draw:style-name="gr6" draw:text-style-name="P2" draw:layer="layout" svg:x1="14.1cm" svg:y1="10.1cm" svg:x2="15.3cm" svg:y2="10.1cm">
          <text:p/>
        </draw:line>
        <draw:line draw:style-name="gr6" draw:text-style-name="P2" draw:layer="layout" svg:x1="14.1cm" svg:y1="2.6cm" svg:x2="15.3cm" svg:y2="2.6cm">
          <text:p/>
        </draw:line>
        <draw:line draw:style-name="gr7" draw:text-style-name="P2" draw:layer="layout" svg:x1="14.1cm" svg:y1="10.1cm" svg:x2="16cm" svg:y2="10.1cm">
          <text:p/>
        </draw:line>
        <draw:line draw:style-name="gr8" draw:text-style-name="P2" draw:layer="layout" svg:x1="14.1cm" svg:y1="10.1cm" svg:x2="14.1cm" svg:y2="8.2cm">
          <text:p/>
        </draw:line>
        <draw:frame draw:style-name="gr4" draw:text-style-name="P9" draw:layer="layout" svg:width="1.522cm" svg:height="0.962cm" svg:x="3.4cm" svg:y="3.438cm">
          <draw:text-box>
            <text:p text:style-name="P8">row</text:p>
          </draw:text-box>
        </draw:frame>
        <draw:frame draw:style-name="gr9" draw:text-style-name="P9" draw:layer="layout" svg:width="1.311cm" svg:height="0.962cm" svg:x="14.4cm" svg:y="10.1cm">
          <draw:text-box>
            <text:p text:style-name="P8"><text:span text:style-name="T5">col</text:span></text:p>
          </draw:text-box>
        </draw:frame>
        <draw:frame draw:style-name="gr4" draw:text-style-name="P9" draw:layer="layout" svg:width="1.311cm" svg:height="0.962cm" svg:x="14.489cm" svg:y="2.638cm">
          <draw:text-box>
            <text:p text:style-name="P8"><text:span text:style-name="T5">col</text:span></text:p>
          </draw:text-box>
        </draw:frame>
        <draw:frame draw:style-name="gr4" draw:text-style-name="P9" draw:layer="layout" svg:width="1.311cm" svg:height="0.962cm" svg:x="3.611cm" svg:y="10.1cm">
          <draw:text-box>
            <text:p text:style-name="P8"><text:span text:style-name="T5">col</text:span></text:p>
          </draw:text-box>
        </draw:frame>
        <draw:line draw:style-name="gr6" draw:text-style-name="P2" draw:layer="layout" svg:x1="3.4cm" svg:y1="10.1cm" svg:x2="4.6cm" svg:y2="10.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02:08:00.273000000</meta:creation-date>
    <dc:date>2018-11-09T02:57:31.651000000</dc:date>
    <meta:editing-duration>PT26M45S</meta:editing-duration>
    <meta:editing-cycles>2</meta:editing-cycles>
    <meta:generator>LibreOffice/5.4.3.2$Windows_X86_64 LibreOffice_project/92a7159f7e4af62137622921e809f8546db437e5</meta:generator>
    <meta:document-statistic meta:object-count="54"/>
  </office:meta>
</office:document-meta>
</file>